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590326643444740826" text:style-name="L1">
        <text:list-item>
          <text:p text:style-name="P2">Luneda</text:p>
          <text:list>
            <text:list-item>
              <text:p text:style-name="P3"/>
            </text:list-item>
          </text:list>
        </text:list-item>
        <text:list-item>
          <text:p text:style-name="P2">Kanedos</text:p>
          <text:list>
            <text:list-item>
              <text:p text:style-name="P3"/>
            </text:list-item>
          </text:list>
        </text:list-item>
        <text:list-item>
          <text:p text:style-name="P2">Tyrianne</text:p>
          <text:list>
            <text:list-item>
              <text:p text:style-name="P3">tyrianne took a while to load</text:p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2"><text:span text:style-name="T1">MILO</text:span>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3">Add media queries</text:p>
            </text:list-item>
            <text:list-item>
              <text:p text:style-name="P3">the pause div doesn't cover everything when the inventory is long enough to require scroll</text:p>
            </text:list-item>
            <text:list-item>
              <text:p text:style-name="P3">Add a thing so that when it pauses, the tab says that it's paus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2T10:52:55.50</dc:date>
    <meta:editing-duration>P13DT17H5M20S</meta:editing-duration>
    <meta:editing-cycles>98</meta:editing-cycles>
    <meta:generator>OpenOffice/4.1.1$Win32 OpenOffice.org_project/411m6$Build-9775</meta:generator>
    <meta:document-statistic meta:table-count="0" meta:image-count="0" meta:object-count="0" meta:page-count="1" meta:paragraph-count="12" meta:word-count="60" meta:character-count="295"/>
  </office:meta>
</office:document-meta>
</file>